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RK-0035</text:p>
          </table:table-cell>
          <table:table-cell office:value-type="string" calcext:value-type="string">
            <text:p>2022-01-06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9504" calcext:value-type="float">
            <text:p>-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035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93592" calcext:value-type="float">
            <text:p>-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035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8328" calcext:value-type="float">
            <text:p>-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035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5976" calcext:value-type="float">
            <text:p>-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035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2376" calcext:value-type="float">
            <text:p>-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K-0035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02" calcext:value-type="float">
            <text:p>-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" meta:object-count="0"/>
    <meta:user-defined meta:name="AppVersion">3.0</meta:user-defined>
  </office:meta>
</office:document-meta>
</file>